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officeooo:rsid="00011cfd"/>
    </style:style>
    <style:style style:name="T2" style:family="text">
      <style:text-properties fo:color="#c9211e" loext:opacity="100%"/>
    </style:style>
    <style:style style:name="T3" style:family="text">
      <style:text-properties fo:background-color="#ffff00" loext:char-shading-value="0"/>
    </style:style>
    <style:style style:name="T4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Vấn đề mới là mình ko rõ mình chạy Spike<text:span text:style-name="T1">-inFree có đúng ko vì mình ko phân biệt được tên hóa chất, tên antibody và tên group </text:span></text:p>
      <text:p text:style-name="Standard"/>
      <text:p text:style-name="Standard">-THP-1_sgSCR_CDK9i_RNAPII_CTD4H8 và THP-1_sgSCR_DMSO_RNAPII_CTD4H8 của Pol2_Pol2_Ser2_Cdk9 dataset có warning khi chạy theo pipeline nhưng vẫn generate đủ các file như các sample khác</text:p>
      <text:p text:style-name="Standard">WARNING! <text:span text:style-name="T2">'/home/projects/cu_10056/data/Yang/MitoNormalization/sra_fastq/PAIRED_DATASETS/Pol2_Pol2_Ser2_Cdk9/mapped/THP-1_sgSCR_DMSO_RNAPII_CTD4H8/sorted.M.bam' does not have any mapped reads. Please check that the file is properly indexed and that it contains mapped reads.</text:span></text:p>
      <text:p text:style-name="Standard">-Cả 2 file này đều bị lỗi</text:p>
      <text:p text:style-name="Standard">normalization: RPKM</text:p>
      <text:p text:style-name="Standard">Traceback (most recent call last):</text:p>
      <text:p text:style-name="Standard"><text:s text:c="2"/>File "/services/tools/anaconda3/2020.07/bin/bamCoverage", line 12, in &lt;module&gt;</text:p>
      <text:p text:style-name="Standard"><text:s text:c="4"/>main(args)</text:p>
      <text:p text:style-name="Standard"><text:s text:c="2"/>File "/services/tools/anaconda3/2020.07/lib/python3.8/site-packages/deeptools/bamCoverage.py", line 162, in main</text:p>
      <text:p text:style-name="Standard"><text:s text:c="4"/>scale_factor = get_scale_factor(args, stats)</text:p>
      <text:p text:style-name="Standard"><text:s text:c="2"/>File "/services/tools/anaconda3/2020.07/lib/python3.8/site-packages/deeptools/getScaleFactor.py", line 268, in get_scale_factor</text:p>
      <text:p text:style-name="Standard"><text:s text:c="4"/>scale_factor *= 1.0 / (million_reads_mapped * tile_len_in_kb)</text:p>
      <text:p text:style-name="P1">ZeroDivisionError: float division by zero</text:p>
      <text:p text:style-name="P2">--&gt; check lại file thì là do bản thân sample đó, ví dụ samtools view sorted.M.bam thì số wc -l bằng 0 còn những sample khác vẫn có read aligned bình thường </text:p>
      <text:p text:style-name="P2"/>
      <text:p text:style-name="Standard">-Chú ý là nếu sai chrom size, ví dụ nhầm từ hg19 sang mm10 thì tt spike-in free vẫn tính bình thường!!! Cần kiểm tra kỹ lưỡng</text:p>
      <text:p text:style-name="Standard"/>
      <text:p text:style-name="Standard">-Khi count và tính SF với SpikeinFree thì sample sau đây bị loại, có thể do số read count nhỏ hơn 10^6</text:p>
      <text:p text:style-name="Standard">RING1AKO.RING1BAID_NativeInput_IAA_24h_rep2, trong “prefix_rawCounts.txt” và “prefix_parsedMatrix.txt” ko chứa sample này</text:p>
      <text:p text:style-name="Standard"/>
      <text:p text:style-name="Standard">-Vì sao với dataset Pol2_1, khi chia ra 2 lần chạy Spike-inFree, với Pol2 và SPT5 là antibody thì SF của tất cả các sample đều bằng 1?</text:p>
      <text:p text:style-name="Standard"/>
      <text:p text:style-name="Standard">-Với SpikeinFree, các sample sau đây của Pol2_3 dataset có SF là NA, ko pass QC và <text:span text:style-name="T3">input or poor enrichment</text:span>:</text:p>
      <text:p text:style-name="Standard"><text:tab/>+ChIP-Rx_Input_R1_PairedEndTakeoPicardNew.sorted.human.bam--&gt; số read là 203403735</text:p>
      <text:p text:style-name="Standard"><text:tab/>+ChIP-Rx_Input_R2_PairedEndTakeoPicardNew.sorted.human.bam</text:p>
      <text:p text:style-name="Standard"/>
      <text:p text:style-name="Standard">Với sample khác chỉ có 86143685 read nhưng ko bị lỗi poor enrichment, ví dụ ChIP-Rx_PolII_dTAG7_2h_Rep1_PairedEndTakeoPicardNew</text:p>
      <text:p text:style-name="Standard"/>
      <text:p text:style-name="Standard">-Xem trong Supplementary file của paper gốc thì:</text:p>
      <text:p text:style-name="Standard"><text:tab/>+Các sample trong cùng sample group ko nhất thiết phải có 1 sample có giá trị scaling factor bằng 1 hoặc gần 1 (ở cả Spike-in và Spike-in free) </text:p>
      <text:p text:style-name="Standard"><text:tab/>+Giá trị dữ liệu nhìn qua thì ko thấy có sự tương đồng của Spike-in free và spike-in, ko rõ ràng là có mối liên quan để có thể dùng Spike-in free thay cho Spike-in </text:p>
      <text:p text:style-name="Standard"><text:soft-page-break/><text:tab/>+Có vẻ như người ta sẽ dùng tên histone mark (antibody) để nhóm lại các sample group. Tên <text:tab/>antibody có thể là input </text:p>
      <text:p text:style-name="Standard"><text:tab/>+Khi chạy mình có thể specify giá trị <text:span text:style-name="T4">cutoff_QC, maxLastTurn</text:span></text:p>
      <text:p text:style-name="Standard"><text:span text:style-name="T4">-Cần kiểm tra lại hết tất cả các bam file, nó phải là unique vì đó là yêu cầu của SpikeinFree </text:span></text:p>
      <text:p text:style-name="Standard"><text:span text:style-name="T4">-Chú ý: Input sample is not required for SF calculation</text:span></text:p>
      <text:p text:style-name="Standard"><text:span text:style-name="T4">-Khi so sánh, nên so cùng antibody, khác điều kiện thí nghiệm. Scaling factor sẽ được tính dựa vào 1 sample trong phép so sánh đó, ko nói điều kiện cụ thể, có thể là random choice </text:span></text:p>
      <text:p text:style-name="Standard"><text:span text:style-name="T4"/></text:p>
      <text:p text:style-name="Standard"><text:span text:style-name="T4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8:58:54.023804673</meta:creation-date>
    <dc:date>2022-02-22T18:09:48.662498105</dc:date>
    <meta:editing-duration>P1DT8H40M9S</meta:editing-duration>
    <meta:editing-cycles>26</meta:editing-cycles>
    <meta:generator>LibreOffice/7.1.7.2$Linux_X86_64 LibreOffice_project/10$Build-2</meta:generator>
    <meta:document-statistic meta:table-count="0" meta:image-count="0" meta:object-count="0" meta:page-count="2" meta:paragraph-count="30" meta:word-count="456" meta:character-count="3031" meta:non-whitespace-character-count="2575"/>
  </office:meta>
</office:document-meta>
</file>